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8-17T08:18:53.08" calcext:value-type="date" table:number-columns-spanned="3" table:number-rows-spanned="1">
            <text:p>Aug-17-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8-22T08:18:53.08" calcext:value-type="date" table:number-columns-spanned="3" table:number-rows-spanned="1">
            <text:p>Aug-22-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3">00/00/0000</text:date>, <text:time style:data-style-name="N2" text:time-value="08:18:44.16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23T08:19:21.893000000</dc:date>
    <meta:generator>LibreOffice/6.3.5.2$Windows_x86 LibreOffice_project/dd0751754f11728f69b42ee2af66670068624673</meta:generator>
    <meta:editing-duration>PT8H26M48S</meta:editing-duration>
    <meta:editing-cycles>107</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Global startDate As Date
Global endDate As Date
Global dTotalNetPF As Double
Global dForecasteddTotalNetPFFromHMO As Double
Global dTotalPTTreatment As Double
Global dForecastedTotalNetPTTreatmentFromHMO As Double
Global dForecastedTotalNetConsultationFromHMO As Double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reverify: this
    Call autoComputedTotalNetPF(myInputStartDateWorksheet)

    If (myInputStartDateWorksheet.name &lt;&gt; myInputEndDateWorksheet.name) Then
'        dTotalNetPF = autoComputedTotalNetPF(myInputEndDate)
    	'TO-DO: -reverify: this
        Call autoComputedTotalNetPF(myInputEndDateWorksheet)
    End If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worksheet.getCellRangeByName("B7").value = "-1.00"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worksheet.getCellRangeByName("B16").setValue("0.00")
	
	oNumberFormats = ThisComponent.numberFormats
	lKey = oNumberFormats.queryKey("0.00", oLocalSettings , true)
	worksheet.getCellRangeByName("B16").NumberFormat = lKey		
    
    worksheet.getCellRangeByName("B17").setValue("0.00")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0823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Else
                    dForecastedTotalNetPTTreatmentFromHMO = dForecastedTotalNetPTTreatmentFromHMO + myInputWorksheet.getCellRangeByName("K" &amp; RowCount).value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